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2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Param 1</text:p>
          </table:table-cell>
          <table:table-cell table:style-name="ce3" office:value-type="string" calcext:value-type="string">
            <text:p>Param 2</text:p>
          </table:table-cell>
          <table:table-cell table:style-name="ce3" office:value-type="string" calcext:value-type="string">
            <text:p>Param 3</text:p>
          </table:table-cell>
          <table:table-cell table:style-name="ce1" office:value-type="string" calcext:value-type="string">
            <text:p>Param 4</text:p>
          </table:table-cell>
          <table:table-cell table:style-name="ce3" office:value-type="string" calcext:value-type="string">
            <text:p>Verdict</text:p>
          </table:table-cell>
          <table:table-cell table:style-name="ce3" office:value-type="string" calcext:value-type="string">
            <text:p>Fail exp1.1</text:p>
          </table:table-cell>
          <table:table-cell table:style-name="ce3" office:value-type="string" calcext:value-type="string">
            <text:p>Fail exp1.2</text:p>
          </table:table-cell>
          <table:table-cell table:style-name="ce3" office:value-type="string" calcext:value-type="string">
            <text:p>Fail exp1.3</text:p>
          </table:table-cell>
          <table:table-cell table:style-name="ce3" office:value-type="string" calcext:value-type="string">
            <text:p>Fail exp1.4</text:p>
          </table:table-cell>
          <table:table-cell table:style-name="ce3" office:value-type="string" calcext:value-type="string">
            <text:p>Fail exp1.5</text:p>
          </table:table-cell>
          <table:table-cell table:style-name="ce4"/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MID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WEIRD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 office:value-type="string" calcext:value-type="string">
            <text:p>LOW</text:p>
          </table:table-cell>
          <table:table-cell table:formula="of:=IF([.L4]=='LOW'; 1; 0)" office:value-type="string" office:string-value="" calcext:value-type="error">
            <text:p>Err:5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WEIR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ARM Cache Coherence</text:p>
          </table:table-cell>
          <table:table-cell table:number-columns-repeated="5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7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MI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0000" calcext:value-type="float">
            <text:p>1000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12" calcext:value-type="float">
            <text:p>12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24" calcext:value-type="float">
            <text:p>24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48" calcext:value-type="float">
            <text:p>48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96" calcext:value-type="float">
            <text:p>96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192" calcext:value-type="float">
            <text:p>19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384" calcext:value-type="float">
            <text:p>384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768" calcext:value-type="float">
            <text:p>768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5" office:value-type="string" calcext:value-type="string">
            <text:p>MI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Distributeu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Distributeur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Ech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Energy Bus</text:p>
          </table:table-cell>
          <table:table-cell table:number-columns-repeated="10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table:number-columns-repeated="3" office:value-type="float" office:value="22" calcext:value-type="float">
            <text:p>22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0000" calcext:value-type="float">
            <text:p>1000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office:value-type="float" office:value="22" calcext:value-type="float">
            <text:p>22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Galloc Res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Galloc Re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number-columns-repeated="2" office:value-type="float" office:value="22" calcext:value-type="float">
            <text:p>22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319" calcext:value-type="float">
            <text:p>319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703" calcext:value-type="float">
            <text:p>703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5964" calcext:value-type="float">
            <text:p>5964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IBMB2S565S3960</text:p>
          </table:table-cell>
          <table:table-cell table:number-columns-repeated="10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IOT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IOTP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6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IOT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IOTP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string" calcext:value-type="string">
            <text:p>HIG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22" calcext:value-type="float">
            <text:p>22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string" calcext:value-type="string">
            <text:p>HIG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number-columns-repeated="2" office:value-type="float" office:value="11" calcext:value-type="float">
            <text:p>11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320" calcext:value-type="float">
            <text:p>32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Multiway Sync</text:p>
          </table:table-cell>
          <table:table-cell table:number-columns-repeated="10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Open System</text:p>
          </table:table-cell>
          <table:table-cell table:number-columns-repeated="10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2"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ase Variation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ilo Dyn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ilo Dyn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ilo Dyn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200" calcext:value-type="float">
            <text:p>20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500" calcext:value-type="float">
            <text:p>50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1000" calcext:value-type="float">
            <text:p>100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2000" calcext:value-type="float">
            <text:p>200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lanning</text:p>
          </table:table-cell>
          <table:table-cell table:number-columns-repeated="5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number-columns-repeated="4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Production Cell</text:p>
          </table:table-cell>
          <table:table-cell table:number-columns-repeated="10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table:number-columns-repeated="4" office:value-type="float" office:value="44" calcext:value-type="float">
            <text:p>44</text:p>
          </table:table-cell>
          <table:table-cell table:style-name="ce5" office:value-type="string" calcext:value-type="string">
            <text:p>WEIR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5" office:value-type="string" calcext:value-type="string">
            <text:p>WEIR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number-columns-repeated="4" office:value-type="float" office:value="44" calcext:value-type="float">
            <text:p>44</text:p>
          </table:table-cell>
          <table:table-cell table:style-name="ce5" office:value-type="string" calcext:value-type="string">
            <text:p>WEIR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MI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HIG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10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5" office:value-type="string" calcext:value-type="string">
            <text:p>HIG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string" calcext:value-type="string">
            <text:p>MI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4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4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4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MI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Sq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5</text:p>
          </table:table-cell>
          <table:table-cell table:number-columns-repeated="8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WEIR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table:number-columns-repeated="3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4" office:value-type="float" office:value="11" calcext:value-type="float">
            <text:p>11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number-columns-repeated="4" office:value-type="float" office:value="22" calcext:value-type="float">
            <text:p>22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number-columns-repeated="4" office:value-type="float" office:value="22" calcext:value-type="float">
            <text:p>22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style-name="ce5"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Utah No C</text:p>
          </table:table-cell>
          <table:table-cell table:number-columns-repeated="10"/>
          <table:table-cell table:style-name="ce5"/>
          <table:table-cell table:number-columns-repeated="1012"/>
        </table:table-row>
        <table:table-row table:style-name="ro1">
          <table:table-cell office:value-type="string" calcext:value-type="string">
            <text:p>Vasy 2003</text:p>
          </table:table-cell>
          <table:table-cell table:number-columns-repeated="10"/>
          <table:table-cell table:style-name="ce5"/>
          <table:table-cell table:number-columns-repeated="1012"/>
        </table:table-row>
        <table:table-row table:style-name="ro1">
          <table:table-cell table:number-columns-repeated="6"/>
          <table:table-cell table:formula="of:=SUM([.G2:.G343])" office:value-type="float" office:value="8660" calcext:value-type="float">
            <text:p>8660</text:p>
          </table:table-cell>
          <table:table-cell table:formula="of:=SUM([.H2:.H343])" office:value-type="float" office:value="8802" calcext:value-type="float">
            <text:p>8802</text:p>
          </table:table-cell>
          <table:table-cell table:formula="of:=SUM([.I2:.I343])" office:value-type="float" office:value="9006" calcext:value-type="float">
            <text:p>9006</text:p>
          </table:table-cell>
          <table:table-cell table:formula="of:=SUM([.J2:.J343])" office:value-type="float" office:value="9139" calcext:value-type="float">
            <text:p>9139</text:p>
          </table:table-cell>
          <table:table-cell table:formula="of:=SUM([.K2:.K343])" office:value-type="float" office:value="9270" calcext:value-type="float">
            <text:p>9270</text:p>
          </table:table-cell>
          <table:table-cell office:value-type="string" calcext:value-type="string">
            <text:p>LOW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5"/>
          <table:table-cell office:value-type="float" office:value="8660" calcext:value-type="float">
            <text:p>8660</text:p>
          </table:table-cell>
          <table:table-cell office:value-type="float" office:value="8802" calcext:value-type="float">
            <text:p>8802</text:p>
          </table:table-cell>
          <table:table-cell office:value-type="float" office:value="9006" calcext:value-type="float">
            <text:p>9006</text:p>
          </table:table-cell>
          <table:table-cell office:value-type="float" office:value="9139" calcext:value-type="float">
            <text:p>9139</text:p>
          </table:table-cell>
          <table:table-cell office:value-type="float" office:value="9270" calcext:value-type="float">
            <text:p>92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mmary result</text:p>
          </table:table-cell>
          <table:table-cell table:number-columns-repeated="5"/>
          <table:table-cell office:value-type="float" office:value="8658" calcext:value-type="float">
            <text:p>8658</text:p>
          </table:table-cell>
          <table:table-cell office:value-type="float" office:value="8797" calcext:value-type="float">
            <text:p>8797</text:p>
          </table:table-cell>
          <table:table-cell office:value-type="float" office:value="9003" calcext:value-type="float">
            <text:p>9003</text:p>
          </table:table-cell>
          <table:table-cell office:value-type="float" office:value="9138" calcext:value-type="float">
            <text:p>9138</text:p>
          </table:table-cell>
          <table:table-cell office:value-type="float" office:value="9265" calcext:value-type="float">
            <text:p>92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rrupt entries recovered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rrupt unknown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que corrupt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tal corrupt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3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3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 style:data-style-name="N2" text:time-value="13:49:09.199595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3:59:04.910944738</meta:creation-date>
    <dc:date>2016-02-25T14:01:17.361689775</dc:date>
    <meta:editing-duration>PT4H52M23S</meta:editing-duration>
    <meta:editing-cycles>12</meta:editing-cycles>
    <meta:generator>LibreOffice/4.2.8.2$Linux_X86_64 LibreOffice_project/420m0$Build-2</meta:generator>
    <meta:document-statistic meta:table-count="1" meta:cell-count="2039" meta:object-count="0"/>
  </office:meta>
</office:document-meta>
</file>